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table:formula="of:=[.D1]*[.C1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D2]*[.C2]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D3]*[.C3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D4]*[.C4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D5]*[.C5]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D6]*[.C6]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D7]*[.C7]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D8]*[.C8]"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D9]*[.C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D10]*[.C10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D11]*[.C11]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[.D12]*[.C12]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formula="of:=[.D13]*[.C13]"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.D14]*[.C14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D15]*[.C15]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D16]*[.C16]"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D17]*[.C17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formula="of:=[.D18]*[.C18]"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.D19]*[.C19]"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D20]*[.C20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D21]*[.C21]"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D22]*[.C22]"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D23]*[.C23]"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D24]*[.C24]"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[.D25]*[.C25]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D26]*[.C26]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.D27]*[.C27]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.D28]*[.C28]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table:formula="of:=[.D29]*[.C29]"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formula="of:=[.D30]*[.C30]"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D31]*[.C31]"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.D32]*[.C32]"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08:42:29.245898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9:54:15.630357501</meta:creation-date>
    <meta:generator>LibreOffice/6.0.7.3$Linux_X86_64 LibreOffice_project/00m0$Build-3</meta:generator>
    <dc:date>2020-09-25T09:29:09.867608961</dc:date>
    <meta:editing-duration>PT37M47S</meta:editing-duration>
    <meta:editing-cycles>3</meta:editing-cycles>
    <meta:document-statistic meta:table-count="1" meta:cell-count="96" meta:object-count="0"/>
  </office:meta>
</office:document-meta>
</file>